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P6" style:family="paragraph" style:parent-style-name="Text_20_body" style:list-style-name="L1">
      <style:paragraph-properties fo:margin-top="0cm" fo:margin-bottom="0cm" fo:line-height="114%" fo:break-before="pag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80000019073486pt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1660161223079804" text:style-name="L1">
        <text:list-item>
          <text:p text:style-name="P4"><text:bookmark text:name="docs-internal-guid-19d477f4-d271-a1f2-7a4b-20c310a0fceb"/>Fick du igång din tilldelade källkod lokalt?</text:p>
          <text:p text:style-name="P1">Fungerade felfritt att få igång den tilldelade koden lokalt!</text:p>
          <text:list>
            <text:list-item>
              <text:p text:style-name="P4">Följde det med någon sorts instruktioner?</text:p>
              <text:p text:style-name="P2">Det följde med en readme, som var tom, men det var egentligen ingenting jag saknade.</text:p>
              <text:p text:style-name="P2">Instruktionerna fanns istället som utförliga och väl beskrivande kommentarer.</text:p>
            </text:list-item>
          </text:list>
        </text:list-item>
        <text:list-item>
          <text:p text:style-name="P4">Gick den publika applikationen du fick tilldelad igenom testfallen?</text:p>
          <text:p text:style-name="P4"><text:span text:style-name="T1">I stort sett! Veckodagen skrevs ut på engelska istället för svenska (tydligen hade det funkat lokalt hos han som skrev koden), och så var det ett litet valideringsfel i ett formulär (som han gjort rätt på ett annat ställe). Bara slarvfel och inget allvarligt!</text:span></text:p>
          <text:list>
            <text:list-item>
              <text:p text:style-name="P4">Vad gjorde att den gick igenom testfallen?</text:p>
              <text:p text:style-name="P2">Koden var välstrukturerad och följde ett logiskt mönster.</text:p>
            </text:list-item>
            <text:list-item>
              <text:p text:style-name="P4">Vad gjorde att den inte gick igenom testfallen?</text:p>
              <text:p text:style-name="P2">Förmodligen ”den mänskliga faktorn” och tidsbrist på slutet.<text:line-break/>Kanske även annan tolkning av UC än jag hade.</text:p>
            </text:list-item>
          </text:list>
        </text:list-item>
        <text:list-item>
          <text:p text:style-name="P4">Vad var tydligt respektive otydligt i källkoden? Tänk på att det alltid går att hitta något åt båda hållen.</text:p>
          <text:p text:style-name="P2">Koden följde ett logiskt mönster och hade en bra uppdelning. Författaren hade ett liknande tänk som jag hade i min egen applikation, så det var väldigt lätt för mig att sätta mig in i den.</text:p>
          <text:p text:style-name="P2">+</text:p>
          <text:p text:style-name="P2">Bra namn på funktioner och variabler.</text:p>
          <text:p text:style-name="P2">Logisk struktur</text:p>
          <text:p text:style-name="P2">-</text:p>
          <text:p text:style-name="P2">Saknade namespaces</text:p>
          <text:p text:style-name="P2">Hade hellre kallat modellen LoginModel än UserModel, med tanke på senare utbyggnad där jag skapar User, UserList, UserRepository i och med PDO repository pattern. Blev många user-klasser.</text:p>
        </text:list-item>
        <text:list-item>
          <text:p text:style-name="P4">Fanns det ett genomgående “tänk” i källkoden?</text:p>
          <text:p text:style-name="P2">Ja! Den var genomtänkt och allt följde samma ömnster, lätt att hänga med i.</text:p>
          <text:list>
            <text:list-item>
              <text:p text:style-name="P4">Fanns det fördelar med detta tänk? Vilka?</text:p>
              <text:p text:style-name="P4"><text:span text:style-name="T1">Lätt att bygga ut med fler klasser och funktioner enligt samma princip.</text:span></text:p>
            </text:list-item>
            <text:list-item>
              <text:p text:style-name="P5">Fanns det nackdelar med detta tänk? Vilka?</text:p>
              <text:p text:style-name="P3">Koden hade, precis som i min egen kod, en väldigt rörig controller med mycket kod i.<text:line-break/>Den hade gärna kunnat brytas ut till fler smådelar. Kanske fler controllers eller om den skulle kunna refaktoreras.</text:p>
            </text:list-item>
          </text:list>
        </text:list-item>
        <text:list-item>
          <text:p text:style-name="P4">Fanns det något du upplevde som “fulhack”i källkoden du fick tilldelad?</text:p>
          <text:p text:style-name="P2">Nej.</text:p>
          <text:p text:style-name="P2"><text:line-break/></text:p>
          <text:p text:style-name="P6"/>
          <text:p text:style-name="P2">UppgifterSammanställ minst 10 saker ni alla tycker gör kod lätt att förstå.- Bra och tydligt kommenterad kod.- Inte för många kommenterer (upprepning av självklarheter), blir för mycket text.- Inte för många if-else (använd hellre anropa andra funktioner)- Tydlig namngivning på funktioner.- Tydliga namn på variabler.- Att använda variabler istället för funktioner för temp lagring.- Använda extra variabler bara för att förtydliga något. <text:s text:c="3"/>exempel: <text:s text:c="3"/>funktion2( funktion1(argument1, argument2) ); <text:s text:c="3"/>enFörtydligandeVariabel = funktion1(argument1, argument2) ; <text:s text:c="3"/>funktion2(enFörtydligandeVariabel );- Sammanhängande och konsekvent struktur på koden- Genomtänkt arkitektur (MVC)- Rätt funktioner på rätt plats (separation of conserns)Sammanställ 10 saker som gör kod svår att förstå.- Samma som ovan fast tvärtom. Ge exempel på vad ni som grupp tycker är ett “fulhack”.- Hårdkodning (användaruppgifterna i labb 2)- Strängberoenden.- Tillfälliga lösningar som inte är framtidssäkra.Finns det något i PHP som gör det svårt att undvika dessa “fulhack”? Finns det något sätt runt det?- Brist på kunskap och brist på tid (men är inte specifikt för php)- Att språket är löst typat.- Lättillgängligt att "missbruka" de globala variablerna.Var ska måsvingen sitta? Samma rad eller raden under? <text:s text:c="3"/>function bananerIAfrika($var) { <text:s text:c="7"/>return ($this-&gt;var === $var); <text:s text:c="3"/>} <text:s text:c="3"/>function bananerIAfrika($var) { <text:s text:c="7"/>if ($this-&gt;var === $var) { <text:s text:c="11"/>return true; <text:s text:c="7"/>} else { <text:s text:c="10"/>return false; <text:s text:c="7"/>} <text:s text:c="3"/>}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2T21:59:03</meta:creation-date>
    <dc:date>2014-10-03T10:29:42</dc:date>
    <meta:editing-duration>PT12H14M24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2" meta:paragraph-count="29" meta:word-count="580" meta:character-count="3573"/>
  </office:meta>
</office:document-meta>
</file>